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4cm" fo:min-width="1.991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svg:stroke-width="0.05cm" svg:stroke-color="#ff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4cm" fo:min-width="3.869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4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4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4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svg:stroke-width="0.05cm" svg:stroke-color="#ff0000" draw:marker-start-width="0.125cm" draw:marker-end="Arrow" draw:marker-end-width="0.225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4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4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draw:stroke="dash" draw:stroke-dash="Ultrafine_20_Dashed" svg:stroke-width="0.05cm" svg:stroke-color="#ff0000" draw:marker-start-width="0.125cm" draw:marker-end="Arrow" draw:marker-end-width="0.22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family="'Comic Sans MS'" style:font-family-generic="swiss" style:font-pitch="variable"/>
    </style:style>
    <style:style style:name="P6" style:family="paragraph">
      <style:text-properties fo:font-family="'Comic Sans MS'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font-style="italic"/>
    </style:style>
    <style:style style:name="P8" style:family="paragraph">
      <style:text-properties fo:font-size="10pt" fo:font-style="italic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2" style:family="text">
      <style:text-properties fo:font-family="'Comic Sans MS'" style:font-family-generic="swiss" style:font-pitch="variable" fo:font-size="10pt"/>
    </style:style>
    <style:style style:name="T3" style:family="text">
      <style:text-properties fo:font-size="10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927cm" svg:height="0.821cm" svg:x="0.347cm" svg:y="0.313cm" draw:corner-radius="0.5cm">
            <text:p/>
          </draw:rect>
          <draw:frame draw:style-name="gr2" draw:text-style-name="P3" draw:layer="layout" svg:width="3.698cm" svg:height="0.738cm" svg:x="0.428cm" svg:y="0.313cm">
            <draw:text-box>
              <text:p text:style-name="P2"><text:span text:style-name="T1">cnt( f( g( 1, 2), 3 ) )</text:span></text:p>
            </draw:text-box>
          </draw:frame>
        </draw:g>
        <draw:g>
          <draw:rect draw:style-name="gr3" draw:text-style-name="P4" draw:layer="layout" svg:width="3.358cm" svg:height="0.606cm" svg:x="0.639cm" svg:y="0.395cm">
            <text:p/>
          </draw:rect>
        </draw:g>
        <draw:g>
          <draw:rect draw:style-name="gr4" draw:text-style-name="P1" draw:layer="layout" svg:width="4.639cm" svg:height="0.821cm" svg:x="0.347cm" svg:y="1.786cm" draw:corner-radius="0.5cm">
            <text:p/>
          </draw:rect>
          <draw:frame draw:style-name="gr5" draw:text-style-name="P3" draw:layer="layout" svg:width="4.549cm" svg:height="0.738cm" svg:x="0.462cm" svg:y="1.829cm">
            <draw:text-box>
              <text:p text:style-name="P2"><text:span text:style-name="T1">1 + cnt( g( 1, 2)) + cnt( 3)</text:span></text:p>
            </draw:text-box>
          </draw:frame>
        </draw:g>
        <draw:g>
          <draw:rect draw:style-name="gr6" draw:text-style-name="P1" draw:layer="layout" svg:width="5.351cm" svg:height="0.821cm" svg:x="0.347cm" svg:y="3.394cm" draw:corner-radius="0.5cm">
            <text:p/>
          </draw:rect>
          <draw:frame draw:style-name="gr7" draw:text-style-name="P3" draw:layer="layout" svg:width="5.29cm" svg:height="0.738cm" svg:x="0.467cm" svg:y="3.394cm">
            <draw:text-box>
              <text:p text:style-name="P2"><text:span text:style-name="T1">1 + 1 + cnt(1) + cnt(2) + cnt(3)</text:span></text:p>
            </draw:text-box>
          </draw:frame>
        </draw:g>
        <draw:g>
          <draw:rect draw:style-name="gr8" draw:text-style-name="P1" draw:layer="layout" svg:width="5.322cm" svg:height="0.821cm" svg:x="0.347cm" svg:y="5.071cm" draw:corner-radius="0.5cm">
            <text:p/>
          </draw:rect>
          <draw:frame draw:style-name="gr9" draw:text-style-name="P3" draw:layer="layout" svg:width="4.812cm" svg:height="0.738cm" svg:x="0.483cm" svg:y="5.103cm">
            <draw:text-box>
              <text:p text:style-name="P2"><text:span text:style-name="T1">2 + cnt(1) + cnt(2) + cnt(3)</text:span></text:p>
            </draw:text-box>
          </draw:frame>
        </draw:g>
        <draw:g>
          <draw:rect draw:style-name="gr10" draw:text-style-name="P1" draw:layer="layout" svg:width="5.38cm" svg:height="0.821cm" svg:x="0.347cm" svg:y="6.653cm" draw:corner-radius="0.5cm">
            <text:p/>
          </draw:rect>
          <draw:frame draw:style-name="gr11" draw:text-style-name="P3" draw:layer="layout" svg:width="4.024cm" svg:height="0.738cm" svg:x="0.535cm" svg:y="6.7cm">
            <draw:text-box>
              <text:p text:style-name="P2"><text:span text:style-name="T1">2 + 1 + cnt(2) + cnt(3)</text:span></text:p>
            </draw:text-box>
          </draw:frame>
        </draw:g>
        <draw:g>
          <draw:rect draw:style-name="gr3" draw:text-style-name="P4" draw:layer="layout" svg:width="1.006cm" svg:height="0.606cm" svg:x="1.261cm" svg:y="5.216cm">
            <text:p/>
          </draw:rect>
        </draw:g>
        <draw:g>
          <draw:rect draw:style-name="gr3" draw:text-style-name="P4" draw:layer="layout" svg:width="0.814cm" svg:height="0.606cm" svg:x="0.639cm" svg:y="3.494cm">
            <text:p/>
          </draw:rect>
        </draw:g>
        <draw:g>
          <draw:rect draw:style-name="gr3" draw:text-style-name="P4" draw:layer="layout" svg:width="2.152cm" svg:height="0.606cm" svg:x="1.177cm" svg:y="1.91cm">
            <text:p/>
          </draw:rect>
        </draw:g>
        <draw:line draw:style-name="gr12" draw:text-style-name="P4" draw:layer="layout" svg:x1="2.26cm" svg:y1="0.998cm" svg:x2="2.238cm" svg:y2="1.759cm">
          <text:p/>
        </draw:line>
        <draw:line draw:style-name="gr12" draw:text-style-name="P4" draw:layer="layout" svg:x1="2.308cm" svg:y1="2.515cm" svg:x2="2.296cm" svg:y2="3.372cm">
          <text:p/>
        </draw:line>
        <draw:line draw:style-name="gr12" draw:text-style-name="P4" draw:layer="layout" svg:x1="1.047cm" svg:y1="4.095cm" svg:x2="1.032cm" svg:y2="5.044cm">
          <text:p/>
        </draw:line>
        <draw:line draw:style-name="gr12" draw:text-style-name="P4" draw:layer="layout" svg:x1="1.807cm" svg:y1="5.835cm" svg:x2="1.817cm" svg:y2="6.629cm">
          <text:p/>
        </draw:line>
        <draw:frame draw:style-name="gr13" draw:text-style-name="P6" draw:layer="layout" svg:width="6.482cm" svg:height="0.838cm" svg:x="6.795cm" svg:y="1.175cm">
          <draw:text-box>
            <text:p text:style-name="P5"><text:span text:style-name="T2">[2] cnt(f(T1,T2))=1+cnt(T1)+cnt(T2)</text:span></text:p>
          </draw:text-box>
        </draw:frame>
        <draw:frame draw:style-name="gr13" draw:text-style-name="P6" draw:layer="layout" svg:width="6.622cm" svg:height="0.838cm" svg:x="6.795cm" svg:y="2.759cm">
          <draw:text-box>
            <text:p text:style-name="P5"><text:span text:style-name="T2">[3] cnt(G(T1,T2) = 1+cnt(T1)+cnt(T3)</text:span></text:p>
          </draw:text-box>
        </draw:frame>
        <draw:frame draw:style-name="gr13" draw:text-style-name="P6" draw:layer="layout" svg:width="2.753cm" svg:height="0.838cm" svg:x="6.795cm" svg:y="6.033cm">
          <draw:text-box>
            <text:p text:style-name="P5"><text:span text:style-name="T2">[1] cnt(N) = 1</text:span></text:p>
          </draw:text-box>
        </draw:frame>
        <draw:frame draw:style-name="gr13" draw:text-style-name="P8" draw:layer="layout" svg:width="3.548cm" svg:height="0.745cm" svg:x="6.795cm" svg:y="4.389cm">
          <draw:text-box>
            <text:p text:style-name="P7"><text:span text:style-name="T3">Addition of integers</text:span></text:p>
          </draw:text-box>
        </draw:frame>
        <draw:g>
          <draw:rect draw:style-name="gr14" draw:text-style-name="P1" draw:layer="layout" svg:width="5.38cm" svg:height="0.821cm" svg:x="0.347cm" svg:y="8.53cm" draw:corner-radius="0.5cm">
            <text:p/>
          </draw:rect>
          <draw:frame draw:style-name="gr15" draw:text-style-name="P3" draw:layer="layout" svg:width="2.798cm" svg:height="0.738cm" svg:x="2.657cm" svg:y="8.591cm">
            <draw:text-box>
              <text:p text:style-name="P2"><text:span text:style-name="T1">5</text:span></text:p>
            </draw:text-box>
          </draw:frame>
        </draw:g>
        <draw:line draw:style-name="gr16" draw:text-style-name="P4" draw:layer="layout" svg:x1="2.795cm" svg:y1="7.609cm" svg:x2="2.776cm" svg:y2="8.475cm">
          <text:p/>
        </draw:line>
        <draw:frame draw:style-name="gr13" draw:text-style-name="P8" draw:layer="layout" svg:width="3.337cm" svg:height="0.745cm" svg:x="6.795cm" svg:y="7.85cm">
          <draw:text-box>
            <text:p text:style-name="P7"><text:span text:style-name="T3">Similar reductions</text:span></text:p>
          </draw:text-box>
        </draw:frame>
        <draw:frame draw:style-name="gr13" draw:text-style-name="P8" draw:layer="layout" svg:width="5.259cm" svg:height="0.745cm" svg:x="6.795cm" svg:y="0.313cm">
          <draw:text-box>
            <text:p text:style-name="P7"><text:span text:style-name="T3">Left-most innermost reduction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8-20T15:59:35</meta:creation-date>
    <dc:date>2007-08-31T15:05:33</dc:date>
    <dc:language>en-US</dc:language>
    <meta:editing-cycles>5</meta:editing-cycles>
    <meta:editing-duration>PT44M50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